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D3ECC35E4F6E210E13.png" manifest:media-type="image/png"/>
  <manifest:file-entry manifest:full-path="Pictures/10009ACC000015FE000015D43806B08D0742AC14.svg" manifest:media-type="image/svg+xml"/>
  <manifest:file-entry manifest:full-path="Pictures/10000201000000C0000000C0C0AF8386AD093990.png" manifest:media-type="image/png"/>
  <manifest:file-entry manifest:full-path="Pictures/100011A0000013D8000013D88A02D2AAA7BF25E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00" draw:fill-color="#ffcc00" draw:textarea-horizontal-align="justify" draw:textarea-vertical-align="middle" draw:auto-grow-height="false" fo:min-height="7.751cm" fo:min-width="18.318cm"/>
    </style:style>
    <style:style style:name="gr2" style:family="graphic" style:parent-style-name="standard">
      <style:graphic-properties svg:stroke-color="#006600" draw:fill-color="#ccff00" draw:textarea-horizontal-align="justify" draw:textarea-vertical-align="middle" draw:auto-grow-height="false" fo:min-height="2.417cm" fo:min-width="2.464cm"/>
    </style:style>
    <style:style style:name="gr3" style:family="graphic" style:parent-style-name="standard">
      <style:graphic-properties svg:stroke-color="#006600" draw:fill-color="#ccff00" draw:textarea-horizontal-align="justify" draw:textarea-vertical-align="middle" draw:auto-grow-height="false" fo:min-height="2.417cm" fo:min-width="2.463cm"/>
    </style:style>
    <style:style style:name="gr4" style:family="graphic" style:parent-style-name="standard">
      <style:graphic-properties svg:stroke-color="#006600" draw:fill-color="#ccff00" draw:textarea-horizontal-align="justify" draw:textarea-vertical-align="middle" draw:auto-grow-height="false" fo:min-height="2.417cm" fo:min-width="2.463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2cm" fo:min-width="4.768cm"/>
    </style:style>
    <style:style style:name="gr7" style:family="graphic" style:parent-style-name="standard">
      <style:graphic-properties svg:stroke-color="#3333ff" draw:fill-color="#3399ff" draw:textarea-horizontal-align="justify" draw:textarea-vertical-align="middle" draw:auto-grow-height="false" fo:min-height="2.861cm" fo:min-width="3.056cm"/>
    </style:style>
    <style:style style:name="gr8" style:family="graphic" style:parent-style-name="standard">
      <style:graphic-properties svg:stroke-color="#3333ff" svg:stroke-opacity="75%" draw:fill-color="#3399ff" draw:opacity="60%" draw:textarea-horizontal-align="justify" draw:textarea-vertical-align="middle" draw:auto-grow-height="false" fo:min-height="2.861cm" fo:min-width="3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2cm" fo:min-width="2.38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ccff00"/>
      <style:paragraph-properties fo:text-align="center"/>
    </style:style>
    <style:style style:name="P4" style:family="paragraph">
      <loext:graphic-properties draw:fill-color="#ccff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3399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3399ff" draw:opacity="60%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818cm" svg:height="8.001cm" svg:x="6.919cm" svg:y="7.111cm">
          <text:p text:style-name="P1"/>
          <text:p text:style-name="P1"/>
          <text:p text:style-name="P1"/>
          <text:p text:style-name="P1">Hive.js collaboration plat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64cm" svg:height="2.667cm" svg:x="2.622cm" svg:y="8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63cm" svg:height="2.667cm" svg:x="2.0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963cm" svg:height="2.667cm" svg:x="1.437cm" svg:y="6.963cm">
          <text:p text:style-name="P1"><text:span text:style-name="T1">Facebook,</text:span></text:p>
          <text:p text:style-name="P1"><text:span text:style-name="T1">Google,</text:span></text:p>
          <text:p text:style-name="P1"><text:span text:style-name="T1">Github,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.845cm" svg:y1="9.334cm" svg:x2="6.919cm" svg:y2="9.334cm">
          <text:p/>
        </draw:line>
        <draw:frame draw:style-name="gr6" draw:text-style-name="P5" draw:layer="layout" svg:width="5.268cm" svg:height="1.952cm" svg:x="1.185cm" svg:y="5.1cm">
          <draw:text-box>
            <text:p>Authentication</text:p>
            <text:p>services</text:p>
          </draw:text-box>
        </draw:frame>
        <draw:custom-shape draw:style-name="gr7" draw:text-style-name="P6" xml:id="id1" draw:id="id1" draw:layer="layout" svg:width="3.556cm" svg:height="3.111cm" svg:x="7.808cm" svg:y="4.952cm">
          <text:p text:style-name="P1"><text:span text:style-name="T2">CodeMi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556cm" svg:height="3.111cm" svg:x="12.105cm" svg:y="4.952cm">
          <text:p text:style-name="P1"><text:span text:style-name="T2">CKeditor</text:span></text:p>
          <text:p text:style-name="P1"><text:span text:style-name="T2">(HTM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556cm" svg:height="3.111cm" svg:x="16.55cm" svg:y="4.952cm">
          <text:p text:style-name="P1"><text:span text:style-name="T2">MethodDraw</text:span></text:p>
          <text:p text:style-name="P1"><text:span text:style-name="T2">(SV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" draw:id="id2" draw:layer="layout" svg:width="3.556cm" svg:height="3.111cm" svg:x="21.143cm" svg:y="4.952cm">
          <text:p text:style-name="P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2.888cm" svg:height="1.122cm" svg:x="25.292cm" svg:y="5.1cm">
          <draw:text-box>
            <text:p>Editors</text:p>
          </draw:text-box>
        </draw:frame>
        <draw:connector draw:style-name="gr10" draw:text-style-name="P8" draw:layer="layout" draw:line-skew="1.648cm" svg:x1="9.586cm" svg:y1="8.063cm" svg:x2="22.921cm" svg:y2="8.063cm" draw:start-shape="id1" draw:start-glue-point="2" draw:end-shape="id2" draw:end-glue-point="2" svg:d="M9586 8063v2148h13335v-2148" svg:viewBox="0 0 13336 2149">
          <text:p/>
        </draw:connector>
        <draw:line draw:style-name="gr11" draw:text-style-name="P8" draw:layer="layout" svg:x1="18.476cm" svg:y1="10.213cm" svg:x2="18.476cm" svg:y2="8.139cm">
          <text:p/>
        </draw:line>
        <draw:line draw:style-name="gr11" draw:text-style-name="P8" draw:layer="layout" svg:x1="13.869cm" svg:y1="10.227cm" svg:x2="13.869cm" svg:y2="8.153cm">
          <text:p/>
        </draw:line>
        <draw:frame draw:style-name="gr12" draw:text-style-name="P9" draw:layer="layout" svg:width="3.434cm" svg:height="3.435cm" svg:x="18.366cm" svg:y="13.328cm">
          <draw:image xlink:href="Pictures/100011A0000013D8000013D88A02D2AAA7BF25EC.svg" xlink:type="simple" xlink:show="embed" xlink:actuate="onLoad">
            <text:p text:style-name="P1"><text:span text:style-name="T3">Chat</text:span><text:span text:style-name="T2"> </text:span></text:p>
          </draw:image>
          <draw:image xlink:href="Pictures/10000201000000C0000000C0C0AF8386AD093990.png" xlink:type="simple" xlink:show="embed" xlink:actuate="onLoad"/>
        </draw:frame>
        <draw:frame draw:style-name="gr12" draw:text-style-name="P10" draw:layer="layout" svg:width="3.434cm" svg:height="3.435cm" svg:x="14.72cm" svg:y="13.328cm">
          <draw:image xlink:href="Pictures/100011A0000013D8000013D88A02D2AAA7BF25EC.svg" xlink:type="simple" xlink:show="embed" xlink:actuate="onLoad">
            <text:p text:style-name="P1"><text:span text:style-name="T3">Presence</text:span></text:p>
          </draw:image>
          <draw:image xlink:href="Pictures/10000201000000C0000000C0C0AF8386AD093990.png" xlink:type="simple" xlink:show="embed" xlink:actuate="onLoad"/>
        </draw:frame>
        <draw:frame draw:style-name="gr12" draw:text-style-name="P10" draw:layer="layout" svg:width="3.435cm" svg:height="3.435cm" svg:x="10.957cm" svg:y="13.328cm">
          <draw:image xlink:href="Pictures/100011A0000013D8000013D88A02D2AAA7BF25EC.svg" xlink:type="simple" xlink:show="embed" xlink:actuate="onLoad">
            <text:p text:style-name="P1"><text:span text:style-name="T3">Cursor</text:span></text:p>
            <text:p text:style-name="P1"><text:span text:style-name="T3">Broad-</text:span></text:p>
            <text:p text:style-name="P1"><text:span text:style-name="T3">cast</text:span></text:p>
          </draw:image>
          <draw:image xlink:href="Pictures/10000201000000C0000000C0C0AF8386AD093990.png" xlink:type="simple" xlink:show="embed" xlink:actuate="onLoad"/>
        </draw:frame>
        <draw:frame draw:style-name="gr12" draw:text-style-name="P10" draw:layer="layout" svg:width="3.434cm" svg:height="3.435cm" svg:x="7.168cm" svg:y="13.328cm">
          <draw:image xlink:href="Pictures/100011A0000013D8000013D88A02D2AAA7BF25EC.svg" xlink:type="simple" xlink:show="embed" xlink:actuate="onLoad">
            <text:p text:style-name="P1"><text:span text:style-name="T3">Document <text:s text:c="2"/></text:span></text:p>
            <text:p text:style-name="P1"><text:span text:style-name="T3">Manage-</text:span></text:p>
            <text:p text:style-name="P1"><text:span text:style-name="T3">ment</text:span></text:p>
          </draw:image>
          <draw:image xlink:href="Pictures/10000201000000C0000000C0C0AF8386AD093990.png" xlink:type="simple" xlink:show="embed" xlink:actuate="onLoad"/>
        </draw:frame>
        <draw:frame draw:style-name="gr12" draw:text-style-name="P10" draw:layer="layout" svg:width="3.434cm" svg:height="3.435cm" svg:x="22.041cm" svg:y="13.328cm">
          <draw:image xlink:href="Pictures/100011A0000013D8000013D88A02D2AAA7BF25EC.svg" xlink:type="simple" xlink:show="embed" xlink:actuate="onLoad">
            <text:p text:style-name="P1"><text:span text:style-name="T3">Cursor</text:span></text:p>
            <text:p text:style-name="P1"><text:span text:style-name="T3">Broadcast</text:span></text:p>
          </draw:image>
          <draw:image xlink:href="Pictures/10000201000000C0000000C0C0AF8386AD093990.png" xlink:type="simple" xlink:show="embed" xlink:actuate="onLoad"/>
        </draw:frame>
        <draw:frame draw:style-name="gr13" draw:text-style-name="P5" draw:layer="layout" svg:width="3.253cm" svg:height="1.122cm" svg:x="25.447cm" svg:y="15.62cm">
          <draw:text-box>
            <text:p>Plug-ins</text:p>
          </draw:text-box>
        </draw:frame>
        <draw:frame draw:style-name="gr12" draw:text-style-name="P9" draw:layer="layout" svg:width="3.028cm" svg:height="3.005cm" svg:x="14.708cm" svg:y="8.7cm">
          <draw:image xlink:href="Pictures/10009ACC000015FE000015D43806B08D0742AC14.svg" xlink:type="simple" xlink:show="embed" xlink:actuate="onLoad">
            <text:p text:style-name="P1"><text:span text:style-name="T2">Sync</text:span></text:p>
          </draw:image>
          <draw:image xlink:href="Pictures/10000201000000D5000000D3ECC35E4F6E210E1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23:03:03.243329718</meta:creation-date>
    <meta:editing-duration>PT20M36S</meta:editing-duration>
    <meta:editing-cycles>5</meta:editing-cycles>
    <meta:generator>LibreOffice/5.0.5.2$Linux_X86_64 LibreOffice_project/00m0$Build-2</meta:generator>
    <dc:date>2016-04-16T00:11:55.806116456</dc:date>
    <meta:document-statistic meta:object-count="21"/>
  </office:meta>
</office:document-meta>
</file>